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389in" fo:margin-left="-0.0069in" fo:margin-top="0in" fo:margin-bottom="0in" table:align="left" style:writing-mode="lr-tb"/>
    </style:style>
    <style:style style:name="Table2.A" style:family="table-column">
      <style:table-column-properties style:column-width="1.5743in"/>
    </style:style>
    <style:style style:name="Table2.B" style:family="table-column">
      <style:table-column-properties style:column-width="0.1806in"/>
    </style:style>
    <style:style style:name="Table2.C" style:family="table-column">
      <style:table-column-properties style:column-width="2.4521in"/>
    </style:style>
    <style:style style:name="Table2.D" style:family="table-column">
      <style:table-column-properties style:column-width="1.3868in"/>
    </style:style>
    <style:style style:name="Table2.E" style:family="table-column">
      <style:table-column-properties style:column-width="0.3938in"/>
    </style:style>
    <style:style style:name="Table2.F" style:family="table-column">
      <style:table-column-properties style:column-width="0.85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Actualizar estado de vivienda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un limpiador quiera actualizar el estado de la viviend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Limpiador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Ninguna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El actor debe tener la autorización para realizar esta acción (ser empleado y limpiador)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limpiador quiera actualizar el estado de la vivienda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edirá una descripción y el estado final (disponible o no disponible)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limpiador introduce la descripción y el estado final de la vivienda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>El sistema le pide que cierre el caso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3" text:outline-level="1">El limpiador cierra el caso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La vivienda está lista para ser gestionad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1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7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0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1" meta:paragraph-count="44" meta:word-count="153" meta:character-count="927" meta:non-whitespace-character-count="816"/>
    <meta:generator>LibreOfficeDev/6.0.5.2$Linux_X86_64 LibreOffice_project/</meta:generator>
  </office:meta>
</office:document-meta>
</file>